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6BF41AEACBB86A80E.png" manifest:media-type="image/png"/>
  <manifest:file-entry manifest:full-path="Pictures/1000044E000000C70000009BA7BB70E6FF3C342A.svg" manifest:media-type="image/svg+xml"/>
  <manifest:file-entry manifest:full-path="Pictures/100002010000001A0000000D6716272996BED950.png" manifest:media-type="image/png"/>
  <manifest:file-entry manifest:full-path="Pictures/100005B5000000940000009F8B64DF698497DB7D.svg" manifest:media-type="image/svg+xml"/>
  <manifest:file-entry manifest:full-path="Pictures/10000769000000C9000000E7F70ABC38C52EA441.svg" manifest:media-type="image/svg+xml"/>
  <manifest:file-entry manifest:full-path="Pictures/100010B0000002A800000157212136D037D6D784.svg" manifest:media-type="image/svg+xml"/>
  <manifest:file-entry manifest:full-path="Pictures/1000327000000B61000001A789DBC4DE3F198911.svg" manifest:media-type="image/svg+xml"/>
  <manifest:file-entry manifest:full-path="Pictures/100002010000000800000009926F354631AAAD2B.png" manifest:media-type="image/png"/>
  <manifest:file-entry manifest:full-path="Pictures/100002010000003C0000000EACBE12560C250CFF.png" manifest:media-type="image/png"/>
  <manifest:file-entry manifest:full-path="Pictures/10000201000000380000000EB8AE778E28285CB6.png" manifest:media-type="image/png"/>
  <manifest:file-entry manifest:full-path="Pictures/1000020100000008000000064832ADFFFB0B9E31.png" manifest:media-type="image/png"/>
  <manifest:file-entry manifest:full-path="Pictures/100002010000006E00000010A4DC730D538A8D01.png" manifest:media-type="image/png"/>
  <manifest:file-entry manifest:full-path="Pictures/10001A56000005D40000017A7743D0D0DBA2EAE9.svg" manifest:media-type="image/svg+xml"/>
  <manifest:file-entry manifest:full-path="Pictures/10000201000000330000000D7873A78E7223B7D1.png" manifest:media-type="image/png"/>
  <manifest:file-entry manifest:full-path="Pictures/100022F2000005490000015F9E17C7F16253ADF0.svg" manifest:media-type="image/svg+xml"/>
  <manifest:file-entry manifest:full-path="Pictures/100011B4000006280000017ACF4FC452D771779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2.605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3cm" fo:min-width="1.944cm" fo:padding-top="0.139cm" fo:padding-bottom="0.139cm" fo:padding-left="0.264cm" fo:padding-right="0.26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8cm" draw:marker-start-width="0.242cm" draw:marker-end-width="0.242cm" draw:fill-color="#ffffff" draw:textarea-horizontal-align="justify" draw:textarea-vertical-align="middle" draw:auto-grow-height="false" fo:min-height="0.527cm" fo:min-width="4.385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27cm" fo:min-width="4.385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2cm" fo:min-width="1.737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1.173cm" fo:padding-top="0.139cm" fo:padding-bottom="0.139cm" fo:padding-left="0.264cm" fo:padding-right="0.264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9999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65cm" fo:min-width="1.944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1.515cm" fo:padding-top="0.139cm" fo:padding-bottom="0.139cm" fo:padding-left="0.264cm" fo:padding-right="0.264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0.528cm" fo:min-width="0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.446cm" fo:min-width="0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574cm" fo:min-width="4.672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08cm"/>
      <style:paragraph-properties style:writing-mode="lr-tb"/>
    </style:style>
    <style:style style:name="gr17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.573cm" fo:min-width="4.425cm" fo:padding-top="0.139cm" fo:padding-bottom="0.139cm" fo:padding-left="0.264cm" fo:padding-right="0.264cm"/>
      <style:paragraph-properties style:writing-mode="lr-tb"/>
    </style:style>
    <style:style style:name="gr18" style:family="graphic" style:parent-style-name="standard">
      <style:graphic-properties draw:stroke="none" draw:fill-color="#808080" draw:textarea-horizontal-align="justify" draw:textarea-vertical-align="middle" draw:auto-grow-height="false" fo:min-height="3.892cm" fo:min-width="0cm"/>
    </style:style>
    <style:style style:name="gr19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20" style:family="graphic" style:parent-style-name="standard" style:list-style-name="L1">
      <style:graphic-properties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0.485cm" fo:min-width="1.886cm" fo:padding-top="0.139cm" fo:padding-bottom="0.139cm" fo:padding-left="0.264cm" fo:padding-right="0.264cm"/>
      <style:paragraph-properties style:writing-mode="lr-tb"/>
    </style:style>
    <style:style style:name="gr21" style:family="graphic" style:parent-style-name="standard">
      <style:graphic-properties draw:stroke="none" draw:fill-color="#808080" draw:textarea-horizontal-align="justify" draw:textarea-vertical-align="middle" draw:auto-grow-height="false" fo:min-height="0.446cm" fo:min-width="0cm"/>
      <style:paragraph-properties style:writing-mode="lr-tb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91cm" fo:min-width="3.698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none" draw:fill-color="#808080" draw:textarea-horizontal-align="justify" draw:textarea-vertical-align="middle" draw:auto-grow-height="false" fo:min-height="3.257cm" fo:min-width="0cm"/>
    </style:style>
    <style:style style:name="gr2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33cm" fo:min-width="3.044cm" fo:padding-top="0.139cm" fo:padding-bottom="0.139cm" fo:padding-left="0.264cm" fo:padding-right="0.264cm"/>
      <style:paragraph-properties style:writing-mode="lr-tb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25cm" fo:min-width="0.801cm" fo:padding-top="0.139cm" fo:padding-bottom="0.139cm" fo:padding-left="0.264cm" fo:padding-right="0.264cm"/>
      <style:paragraph-properties style:writing-mode="lr-tb"/>
    </style:style>
    <style:style style:name="gr26" style:family="graphic" style:parent-style-name="standard">
      <style:graphic-properties draw:stroke="none" draw:fill-color="#808080" draw:textarea-horizontal-align="justify" draw:textarea-vertical-align="middle" draw:auto-grow-height="false" fo:min-height="9.471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29" style:family="graphic" style:parent-style-name="standard">
      <style:graphic-properties svg:stroke-color="#666666" draw:fill="none" draw:textarea-vertical-align="middle" draw:auto-grow-height="false" fo:min-height="26.71cm" fo:min-width="0cm"/>
    </style:style>
    <style:style style:name="gr3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3.27cm"/>
      <style:paragraph-properties style:writing-mode="lr-tb"/>
    </style:style>
    <style:style style:name="pr3" style:family="presentation" style:parent-style-name="Default-outline1">
      <style:graphic-properties fo:min-height="11.11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color="#000000" loext:opacity="100%" style:font-name="Nimbus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2a6099" loext:opacity="100%" style:font-name="Nimbus Roman" fo:font-size="17.8999996185303pt"/>
    </style:style>
    <style:style style:name="P5" style:family="paragraph">
      <loext:graphic-properties draw:fill-color="#ffffff"/>
      <style:paragraph-properties fo:text-align="center" style:writing-mode="lr-tb"/>
      <style:text-properties fo:color="#2a6099" loext:opacity="100%" style:font-name="Nimbus Roman" fo:font-size="17.8999996185303pt"/>
    </style:style>
    <style:style style:name="P6" style:family="paragraph">
      <style:paragraph-properties fo:text-align="center" style:writing-mode="lr-tb"/>
      <style:text-properties fo:color="#000000" loext:opacity="100%" style:font-name="Nimbus Roman" fo:font-size="17.8999996185303pt"/>
    </style:style>
    <style:style style:name="P7" style:family="paragraph">
      <loext:graphic-properties draw:fill-color="#ffffff"/>
      <style:paragraph-properties fo:text-align="center" style:writing-mode="lr-tb"/>
      <style:text-properties fo:color="#000000" loext:opacity="100%" style:font-name="Nimbus Roman" fo:font-size="17.899999618530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10" style:family="paragraph">
      <style:paragraph-properties fo:text-align="center" style:writing-mode="lr-tb"/>
      <style:text-properties style:font-name="Nimbus Roman" fo:font-size="17.8999996185303pt" fo:font-weight="bold"/>
    </style:style>
    <style:style style:name="P11" style:family="paragraph">
      <loext:graphic-properties draw:fill-color="#eeeeee"/>
      <style:paragraph-properties fo:text-align="center" style:writing-mode="lr-tb"/>
      <style:text-properties style:font-name="Nimbus Roman" fo:font-size="17.8999996185303pt" fo:font-weight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 style:writing-mode="lr-tb"/>
      <style:text-properties style:font-name="Nimbus Roman" fo:font-size="13.8999996185303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style:font-name="Nimbus Roman" fo:font-size="13.8999996185303pt" style:font-size-asian="14pt" style:font-size-complex="14pt"/>
    </style:style>
    <style:style style:name="P15" style:family="paragraph">
      <loext:graphic-properties draw:fill-color="#eeeeee"/>
      <style:paragraph-properties fo:text-align="center" style:writing-mode="lr-tb"/>
      <style:text-properties style:font-name="Nimbus Roman" fo:font-weight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Nimbus Roman" fo:font-size="14.8999996185303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 style:writing-mode="lr-tb"/>
      <style:text-properties style:font-name="Nimbus Roman" fo:font-size="13.8999996185303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eeeeee"/>
      <style:paragraph-properties fo:text-align="center" style:writing-mode="lr-tb"/>
      <style:text-properties style:font-name="Nimbus Roman" fo:font-size="13.8999996185303pt" fo:font-weight="bold" style:font-size-asian="14pt" style:font-weight-asian="bold" style:font-size-complex="14pt" style:font-weight-complex="bold"/>
    </style:style>
    <style:style style:name="P20" style:family="paragraph">
      <loext:graphic-properties draw:fill-color="#808080"/>
      <style:paragraph-properties fo:text-align="center" style:writing-mode="lr-tb"/>
      <style:text-properties fo:font-size="1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Nimbus Roman" fo:font-size="16pt" style:font-size-asian="16pt" style:font-size-complex="16pt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style:writing-mode="lr-tb"/>
    </style:style>
    <style:style style:name="T1" style:family="text">
      <style:text-properties fo:color="#2a6099" loext:opacity="100%" style:font-name="Nimbus Roman" fo:font-size="17.8999996185303pt"/>
    </style:style>
    <style:style style:name="T2" style:family="text">
      <style:text-properties fo:color="#000000" loext:opacity="100%" style:font-name="Nimbus Roman" fo:font-size="17.8999996185303pt"/>
    </style:style>
    <style:style style:name="T3" style:family="text">
      <style:text-properties fo:color="#000000" loext:opacity="100%" style:font-name="Nimbus Roman" fo:font-size="15pt" style:font-size-asian="15pt" style:font-size-complex="15pt"/>
    </style:style>
    <style:style style:name="T4" style:family="text">
      <style:text-properties style:font-name="Nimbus Roman" fo:font-size="17.8999996185303pt" fo:font-weight="bold"/>
    </style:style>
    <style:style style:name="T5" style:family="text">
      <style:text-properties style:font-name="Nimbus Roman" fo:font-size="14pt" style:font-size-asian="14pt" style:font-size-complex="14pt"/>
    </style:style>
    <style:style style:name="T6" style:family="text">
      <style:text-properties style:font-name="Nimbus Roman" fo:font-size="15pt" fo:font-weight="bold" style:font-size-asian="15pt" style:font-weight-asian="bold" style:font-size-complex="15pt" style:font-weight-complex="bold"/>
    </style:style>
    <style:style style:name="T7" style:family="text">
      <style:text-properties style:font-name="Nimbus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Nimbus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636cm" svg:height="3.049cm" svg:x="18.411cm" svg:y="25.39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3.41cm" svg:y="25.39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9.153cm" svg:y="10.454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54cm" svg:height="0.709cm" svg:x="18.208cm" svg:y="13.6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9.294cm" svg:y="13.848cm">
              <draw:image xlink:href="Pictures/1000044E000000C70000009BA7BB70E6FF3C342A.svg" xlink:type="simple" xlink:show="embed" xlink:actuate="onLoad" draw:mime-type="image/svg+xml">
                <text:p/>
              </draw:image>
              <draw:image xlink:href="Pictures/1000020100000008000000064832ADFFFB0B9E31.png" xlink:type="simple" xlink:show="embed" xlink:actuate="onLoad" draw:mime-type="image/png"/>
            </draw:frame>
          </draw:g>
        </draw:g>
        <draw:custom-shape draw:style-name="gr1" draw:text-style-name="P1" draw:layer="layout" svg:width="0.636cm" svg:height="3.049cm" svg:x="19.109cm" svg:y="6.312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6.608cm" svg:y="6.312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4.765cm" svg:y="10.448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4.999cm" svg:height="0.891cm" svg:x="12.24cm" svg:y="0.976cm">
          <text:p text:style-name="P4"><text:span text:style-name="T1">observ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999cm" svg:height="0.891cm" svg:x="12.24cm" svg:y="0.976cm">
          <text:p text:style-name="P4"><text:span text:style-name="T1">observations 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99cm" svg:height="0.891cm" svg:x="1.361cm" svg:y="7.452cm">
          <text:p text:style-name="P6"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33cm" svg:height="0.708cm" svg:x="1.36cm" svg:y="9.4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2.414cm" svg:height="0.763cm" svg:x="15.676cm" svg:y="7.568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414cm" svg:height="0.763cm" svg:x="18.216cm" svg:y="7.568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.539cm" svg:height="0.763cm" svg:x="3.821cm" svg:y="12.053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0.4cm" svg:height="0.46cm" svg:x="2.4cm" svg:y="7.697cm">
          <draw:image xlink:href="Pictures/10000769000000C9000000E7F70ABC38C52EA441.svg" xlink:type="simple" xlink:show="embed" xlink:actuate="onLoad" draw:mime-type="image/svg+xml">
            <text:p/>
          </draw:image>
          <draw:image xlink:href="Pictures/100002010000000800000009926F354631AAAD2B.png" xlink:type="simple" xlink:show="embed" xlink:actuate="onLoad" draw:mime-type="image/png"/>
        </draw:frame>
        <draw:line draw:style-name="gr10" draw:text-style-name="P12" draw:layer="layout" svg:x1="7.304cm" svg:y1="5.37cm" svg:x2="7.304cm" svg:y2="16.8cm">
          <text:p/>
        </draw:line>
        <draw:g>
          <svg:title>TexMaths</svg:title>
          <svg:desc>20§display§\mathrm{log}\sigma§svg§600§FALSE§</svg:desc>
          <draw:frame draw:style-name="gr3" draw:text-style-name="P3" draw:layer="layout" svg:width="1.358cm" svg:height="0.683cm" svg:x="4.579cm" svg:y="7.521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g>
          <svg:title>TexMaths</svg:title>
          <svg:desc>20§display§\mu§svg§600§FALSE§</svg:desc>
          <draw:frame draw:style-name="gr3" draw:text-style-name="P3" draw:layer="layout" svg:width="0.4cm" svg:height="0.46cm" svg:x="2.375cm" svg:y="9.612cm">
            <draw:image xlink:href="Pictures/10000769000000C9000000E7F70ABC38C52EA441.svg" xlink:type="simple" xlink:show="embed" xlink:actuate="onLoad" draw:mime-type="image/svg+xml">
              <text:p/>
            </draw:image>
            <draw:image xlink:href="Pictures/100002010000000800000009926F354631AAAD2B.png" xlink:type="simple" xlink:show="embed" xlink:actuate="onLoad" draw:mime-type="image/png"/>
          </draw:frame>
        </draw:g>
        <draw:custom-shape draw:style-name="gr11" draw:text-style-name="P2" draw:layer="layout" svg:width="2.54cm" svg:height="0.711cm" svg:x="3.82cm" svg:y="9.4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4.405cm" svg:y="9.525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custom-shape draw:style-name="gr12" draw:text-style-name="P14" draw:layer="layout" svg:width="3.049cm" svg:height="0.763cm" svg:x="3.566cm" svg:y="10.864cm">
          <text:p text:style-name="P13"><text:span text:style-name="T5">clip(-20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" draw:text-style-name="P2" draw:layer="layout" svg:width="2.54cm" svg:height="0.709cm" svg:x="3.82cm" svg:y="13.6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4.906cm" svg:y="13.84cm">
              <draw:image xlink:href="Pictures/1000044E000000C70000009BA7BB70E6FF3C342A.svg" xlink:type="simple" xlink:show="embed" xlink:actuate="onLoad" draw:mime-type="image/svg+xml">
                <text:p/>
              </draw:image>
              <draw:image xlink:href="Pictures/1000020100000008000000064832ADFFFB0B9E31.png" xlink:type="simple" xlink:show="embed" xlink:actuate="onLoad" draw:mime-type="image/png"/>
            </draw:frame>
          </draw:g>
        </draw:g>
        <draw:custom-shape draw:style-name="gr13" draw:text-style-name="P1" draw:layer="layout" svg:width="0.636cm" svg:height="0.889cm" svg:x="14.399cm" svg:y="2.0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3.62cm" svg:y="6.329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5" draw:text-style-name="P15" draw:layer="layout" svg:width="7.764cm" svg:height="1.272cm" svg:x="10.816cm" svg:y="19.807cm">
            <text:p/>
  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g>
            <svg:title>TexMaths</svg:title>
            <svg:desc>20§display§\pi(\cdot \vert s) = \mathcal{N}(\cdot; \mu, \sigma^2)§svg§600§FALSE§</svg:desc>
            <draw:frame draw:style-name="gr3" draw:text-style-name="P3" draw:layer="layout" svg:width="5.824cm" svg:height="0.844cm" svg:x="11.803cm" svg:y="20.062cm">
              <draw:image xlink:href="Pictures/1000327000000B61000001A789DBC4DE3F198911.svg" xlink:type="simple" xlink:show="embed" xlink:actuate="onLoad" draw:mime-type="image/svg+xml">
                <text:p/>
              </draw:image>
              <draw:image xlink:href="Pictures/100002010000006E00000010A4DC730D538A8D01.png" xlink:type="simple" xlink:show="embed" xlink:actuate="onLoad" draw:mime-type="image/png"/>
            </draw:frame>
          </draw:g>
        </draw:g>
        <draw:frame draw:style-name="gr16" draw:text-style-name="P17" draw:layer="layout" svg:width="6.477cm" svg:height="1.058cm" svg:x="0.827cm" svg:y="5.241cm">
          <draw:text-box>
            <text:p text:style-name="P16"><text:span text:style-name="T6">Original author’s</text:span></text:p>
          </draw:text-box>
        </draw:frame>
        <draw:frame draw:style-name="gr16" draw:text-style-name="P17" draw:layer="layout" svg:width="6.477cm" svg:height="1.058cm" svg:x="7.177cm" svg:y="5.241cm">
          <draw:text-box>
            <text:p text:style-name="P16"><text:span text:style-name="T6">Yarats et al.</text:span></text:p>
          </draw:text-box>
        </draw:frame>
        <draw:frame draw:style-name="gr16" draw:text-style-name="P17" draw:layer="layout" svg:width="6.477cm" svg:height="1.058cm" svg:x="14.924cm" svg:y="5.243cm">
          <draw:text-box>
            <text:p text:style-name="P16"><text:span text:style-name="T6">hill-a/stable-baselines</text:span></text:p>
          </draw:text-box>
        </draw:frame>
        <draw:frame draw:style-name="gr16" draw:text-style-name="P17" draw:layer="layout" svg:width="6.477cm" svg:height="1.058cm" svg:x="22.036cm" svg:y="5.241cm">
          <draw:text-box>
            <text:p text:style-name="P16"><text:span text:style-name="T6">OpenAI SpinningUp</text:span></text:p>
          </draw:text-box>
        </draw:frame>
        <draw:custom-shape draw:style-name="gr17" draw:text-style-name="P9" draw:layer="layout" svg:width="4.953cm" svg:height="1.851cm" svg:x="12.24cm" svg:y="3.135cm">
          <text:p text:style-name="P8"><text:span text:style-name="T3">Trunk: Fully </text:span><text:span text:style-name="T3"><text:line-break/></text:span><text:span text:style-name="T3">Connected MLP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6cm" svg:height="0.918cm" svg:x="2.224cm" svg:y="8.41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4.764cm" svg:y="8.41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" draw:layer="layout" svg:width="0.636cm" svg:height="4.318cm" svg:x="11.865cm" svg:y="10.45cm">
          <text:p/>
          <draw:enhanced-geometry svg:viewBox="0 0 21600 21600" draw:text-areas="?f0 0 ?f2 ?f5" draw:type="down-arrow" draw:modifiers="19898.9454790218 5188.069073783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4.999cm" svg:height="0.891cm" svg:x="8.461cm" svg:y="7.46cm">
          <text:p text:style-name="P6"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33cm" svg:height="0.708cm" svg:x="8.46cm" svg:y="9.4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2.539cm" svg:height="0.763cm" svg:x="10.921cm" svg:y="13.262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3" draw:layer="layout" svg:width="0.4cm" svg:height="0.46cm" svg:x="9.5cm" svg:y="7.705cm">
          <draw:image xlink:href="Pictures/10000769000000C9000000E7F70ABC38C52EA441.svg" xlink:type="simple" xlink:show="embed" xlink:actuate="onLoad" draw:mime-type="image/svg+xml">
            <text:p/>
          </draw:image>
          <draw:image xlink:href="Pictures/100002010000000800000009926F354631AAAD2B.png" xlink:type="simple" xlink:show="embed" xlink:actuate="onLoad" draw:mime-type="image/png"/>
        </draw:frame>
        <draw:g>
          <svg:title>TexMaths</svg:title>
          <svg:desc>20§display§\mathrm{log}\sigma§svg§600§FALSE§</svg:desc>
          <draw:frame draw:style-name="gr3" draw:text-style-name="P3" draw:layer="layout" svg:width="1.358cm" svg:height="0.683cm" svg:x="11.679cm" svg:y="7.529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g>
          <svg:title>TexMaths</svg:title>
          <svg:desc>20§display§\mu§svg§600§FALSE§</svg:desc>
          <draw:frame draw:style-name="gr3" draw:text-style-name="P3" draw:layer="layout" svg:width="0.4cm" svg:height="0.46cm" svg:x="9.475cm" svg:y="9.62cm">
            <draw:image xlink:href="Pictures/10000769000000C9000000E7F70ABC38C52EA441.svg" xlink:type="simple" xlink:show="embed" xlink:actuate="onLoad" draw:mime-type="image/svg+xml">
              <text:p/>
            </draw:image>
            <draw:image xlink:href="Pictures/100002010000000800000009926F354631AAAD2B.png" xlink:type="simple" xlink:show="embed" xlink:actuate="onLoad" draw:mime-type="image/png"/>
          </draw:frame>
        </draw:g>
        <draw:custom-shape draw:style-name="gr11" draw:text-style-name="P2" draw:layer="layout" svg:width="2.54cm" svg:height="0.711cm" svg:x="10.92cm" svg:y="9.4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11.505cm" svg:y="9.533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custom-shape draw:style-name="gr12" draw:text-style-name="P14" draw:layer="layout" svg:width="3.049cm" svg:height="0.763cm" svg:x="10.666cm" svg:y="12.072cm">
          <text:p text:style-name="P13"><text:span text:style-name="T5">scale(-5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" draw:text-style-name="P2" draw:layer="layout" svg:width="2.54cm" svg:height="0.709cm" svg:x="10.92cm" svg:y="14.8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2.006cm" svg:y="15.05cm">
              <draw:image xlink:href="Pictures/1000044E000000C70000009BA7BB70E6FF3C342A.svg" xlink:type="simple" xlink:show="embed" xlink:actuate="onLoad" draw:mime-type="image/svg+xml">
                <text:p/>
              </draw:image>
              <draw:image xlink:href="Pictures/1000020100000008000000064832ADFFFB0B9E31.png" xlink:type="simple" xlink:show="embed" xlink:actuate="onLoad" draw:mime-type="image/png"/>
            </draw:frame>
          </draw:g>
        </draw:g>
        <draw:custom-shape draw:style-name="gr14" draw:text-style-name="P1" draw:layer="layout" svg:width="0.636cm" svg:height="0.918cm" svg:x="10.72cm" svg:y="6.33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9.324cm" svg:y="8.425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636cm" svg:height="0.918cm" svg:x="11.864cm" svg:y="8.425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.333cm" svg:height="0.708cm" svg:x="15.66cm" svg:y="9.4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16.675cm" svg:y="9.613cm">
            <draw:image xlink:href="Pictures/10000769000000C9000000E7F70ABC38C52EA441.svg" xlink:type="simple" xlink:show="embed" xlink:actuate="onLoad" draw:mime-type="image/svg+xml">
              <text:p/>
            </draw:image>
            <draw:image xlink:href="Pictures/100002010000000800000009926F354631AAAD2B.png" xlink:type="simple" xlink:show="embed" xlink:actuate="onLoad" draw:mime-type="image/png"/>
          </draw:frame>
        </draw:g>
        <draw:custom-shape draw:style-name="gr11" draw:text-style-name="P2" draw:layer="layout" svg:width="2.54cm" svg:height="0.711cm" svg:x="18.12cm" svg:y="9.4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18.705cm" svg:y="9.527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custom-shape draw:style-name="gr12" draw:text-style-name="P19" draw:layer="layout" svg:width="3.049cm" svg:height="0.763cm" svg:x="10.666cm" svg:y="10.873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1" draw:layer="layout" svg:width="2.539cm" svg:height="0.763cm" svg:x="18.121cm" svg:y="12.056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0.636cm" svg:height="3.049cm" svg:x="26.453cm" svg:y="10.509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" draw:text-style-name="P2" draw:layer="layout" svg:width="2.54cm" svg:height="0.709cm" svg:x="25.508cm" svg:y="13.6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26.594cm" svg:y="13.901cm">
              <draw:image xlink:href="Pictures/1000044E000000C70000009BA7BB70E6FF3C342A.svg" xlink:type="simple" xlink:show="embed" xlink:actuate="onLoad" draw:mime-type="image/svg+xml">
                <text:p/>
              </draw:image>
              <draw:image xlink:href="Pictures/1000020100000008000000064832ADFFFB0B9E31.png" xlink:type="simple" xlink:show="embed" xlink:actuate="onLoad" draw:mime-type="image/png"/>
            </draw:frame>
          </draw:g>
        </draw:g>
        <draw:custom-shape draw:style-name="gr1" draw:text-style-name="P1" draw:layer="layout" svg:width="0.636cm" svg:height="3.049cm" svg:x="26.409cm" svg:y="6.30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23.908cm" svg:y="6.306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2.414cm" svg:height="0.763cm" svg:x="22.976cm" svg:y="7.564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414cm" svg:height="0.763cm" svg:x="25.516cm" svg:y="7.564cm">
          <text:p text:style-name="P8"><text:span text:style-name="T3">FC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333cm" svg:height="0.708cm" svg:x="22.96cm" svg:y="9.4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23.975cm" svg:y="9.579cm">
            <draw:image xlink:href="Pictures/10000769000000C9000000E7F70ABC38C52EA441.svg" xlink:type="simple" xlink:show="embed" xlink:actuate="onLoad" draw:mime-type="image/svg+xml">
              <text:p/>
            </draw:image>
            <draw:image xlink:href="Pictures/100002010000000800000009926F354631AAAD2B.png" xlink:type="simple" xlink:show="embed" xlink:actuate="onLoad" draw:mime-type="image/png"/>
          </draw:frame>
        </draw:g>
        <draw:custom-shape draw:style-name="gr11" draw:text-style-name="P2" draw:layer="layout" svg:width="2.54cm" svg:height="0.711cm" svg:x="25.42cm" svg:y="9.4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\sigma§svg§600§FALSE§</svg:desc>
          <draw:frame draw:style-name="gr3" draw:text-style-name="P3" draw:layer="layout" svg:width="1.358cm" svg:height="0.685cm" svg:x="26.005cm" svg:y="9.493cm">
            <draw:image xlink:href="Pictures/100010B0000002A800000157212136D037D6D784.svg" xlink:type="simple" xlink:show="embed" xlink:actuate="onLoad" draw:mime-type="image/svg+xml">
              <text:p/>
            </draw:image>
            <draw:image xlink:href="Pictures/100002010000001A0000000D6716272996BED950.png" xlink:type="simple" xlink:show="embed" xlink:actuate="onLoad" draw:mime-type="image/png"/>
          </draw:frame>
        </draw:g>
        <draw:custom-shape draw:style-name="gr9" draw:text-style-name="P11" draw:layer="layout" svg:width="2.539cm" svg:height="0.763cm" svg:x="25.421cm" svg:y="12.108cm">
          <text:p text:style-name="P10"><text:span text:style-name="T4">exp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4" draw:layer="layout" svg:width="3.049cm" svg:height="0.763cm" svg:x="25.166cm" svg:y="10.981cm">
          <text:p text:style-name="P13"><text:span text:style-name="T5">clip(-20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2" draw:layer="layout" svg:x1="14.576cm" svg:y1="5.37cm" svg:x2="14.576cm" svg:y2="16.8cm">
          <text:p/>
        </draw:line>
        <draw:line draw:style-name="gr10" draw:text-style-name="P12" draw:layer="layout" svg:x1="21.976cm" svg:y1="5.37cm" svg:x2="21.976cm" svg:y2="16.8cm">
          <text:p/>
        </draw:line>
        <draw:g>
          <draw:custom-shape draw:style-name="gr2" draw:text-style-name="P2" draw:layer="layout" svg:width="2.54cm" svg:height="0.709cm" svg:x="16.166cm" svg:y="1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sigma§svg§600§FALSE§</svg:desc>
            <draw:frame draw:style-name="gr3" draw:text-style-name="P3" draw:layer="layout" svg:width="0.396cm" svg:height="0.308cm" svg:x="17.252cm" svg:y="18.22cm">
              <draw:image xlink:href="Pictures/1000044E000000C70000009BA7BB70E6FF3C342A.svg" xlink:type="simple" xlink:show="embed" xlink:actuate="onLoad" draw:mime-type="image/svg+xml">
                <text:p/>
              </draw:image>
              <draw:image xlink:href="Pictures/1000020100000008000000064832ADFFFB0B9E31.png" xlink:type="simple" xlink:show="embed" xlink:actuate="onLoad" draw:mime-type="image/png"/>
            </draw:frame>
          </draw:g>
        </draw:g>
        <draw:g>
          <draw:custom-shape draw:style-name="gr6" draw:text-style-name="P2" draw:layer="layout" svg:width="2.333cm" svg:height="0.708cm" svg:x="9.518cm" svg:y="18.0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\mu§svg§600§FALSE§</svg:desc>
            <draw:frame draw:style-name="gr3" draw:text-style-name="P3" draw:layer="layout" svg:width="0.4cm" svg:height="0.461cm" svg:x="10.533cm" svg:y="18.138cm">
              <draw:image xlink:href="Pictures/10000769000000C9000000E7F70ABC38C52EA441.svg" xlink:type="simple" xlink:show="embed" xlink:actuate="onLoad" draw:mime-type="image/svg+xml">
                <text:p/>
              </draw:image>
              <draw:image xlink:href="Pictures/100002010000000800000009926F354631AAAD2B.png" xlink:type="simple" xlink:show="embed" xlink:actuate="onLoad" draw:mime-type="image/png"/>
            </draw:frame>
          </draw:g>
        </draw:g>
        <draw:custom-shape draw:style-name="gr14" draw:text-style-name="P1" draw:layer="layout" svg:width="0.636cm" svg:height="0.918cm" svg:x="10.965cm" svg:y="18.827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0" draw:layer="layout" svg:width="0.636cm" svg:height="0.918cm" svg:x="17.101cm" svg:y="18.828cm">
          <text:p/>
          <draw:enhanced-geometry svg:viewBox="0 0 21600 21600" draw:text-areas="?f0 0 ?f2 ?f5" draw:type="down-arrow" draw:modifiers="10751.2781954887 5594.976452119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6cm" svg:height="3.049cm" svg:x="13.409cm" svg:y="21.197cm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" draw:layer="layout" svg:width="4.318cm" svg:height="0.961cm" svg:x="11.552cm" svg:y="24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a \sim \pi(\cdot | s)§svg§600§FALSE§</svg:desc>
          <draw:frame draw:style-name="gr3" draw:text-style-name="P3" draw:layer="layout" svg:width="2.982cm" svg:height="0.754cm" svg:x="12.272cm" svg:y="24.51cm">
            <draw:image xlink:href="Pictures/10001A56000005D40000017A7743D0D0DBA2EAE9.svg" xlink:type="simple" xlink:show="embed" xlink:actuate="onLoad" draw:mime-type="image/svg+xml">
              <text:p/>
            </draw:image>
            <draw:image xlink:href="Pictures/10000201000000380000000EB8AE778E28285CB6.png" xlink:type="simple" xlink:show="embed" xlink:actuate="onLoad" draw:mime-type="image/png"/>
          </draw:frame>
        </draw:g>
        <draw:custom-shape draw:style-name="gr22" draw:text-style-name="P2" draw:layer="layout" svg:width="4.318cm" svg:height="0.961cm" svg:x="16.553cm" svg:y="24.3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 \pi(a | s)§svg§600§FALSE§</svg:desc>
          <draw:frame draw:style-name="gr3" draw:text-style-name="P3" draw:layer="layout" svg:width="2.704cm" svg:height="0.7cm" svg:x="17.459cm" svg:y="24.539cm">
            <draw:image xlink:href="Pictures/100022F2000005490000015F9E17C7F16253ADF0.svg" xlink:type="simple" xlink:show="embed" xlink:actuate="onLoad" draw:mime-type="image/svg+xml">
              <text:p/>
            </draw:image>
            <draw:image xlink:href="Pictures/10000201000000330000000D7873A78E7223B7D1.png" xlink:type="simple" xlink:show="embed" xlink:actuate="onLoad" draw:mime-type="image/png"/>
          </draw:frame>
        </draw:g>
        <draw:custom-shape draw:style-name="gr23" draw:text-style-name="P1" draw:layer="layout" svg:width="0.637cm" svg:height="3.745cm" draw:transform="skewX (0.00139626340159549) rotate (0.72954762733363) translate (15.686cm 21.578cm)">
          <text:p/>
          <draw:enhanced-geometry svg:viewBox="0 0 21600 21600" draw:text-areas="?f0 0 ?f2 ?f5" draw:type="down-arrow" draw:modifiers="18933.5646140503 5221.978021978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9" draw:layer="layout" svg:width="3.049cm" svg:height="0.763cm" svg:x="12.095cm" svg:y="26.53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19" draw:layer="layout" svg:width="5.334cm" svg:height="0.763cm" svg:x="15.962cm" svg:y="26.538cm">
          <text:p text:style-name="P18"><text:span text:style-name="T7">log prob. correction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2" draw:text-style-name="P2" draw:layer="layout" svg:width="4.318cm" svg:height="0.961cm" svg:x="11.553cm" svg:y="28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svg:title>TexMaths</svg:title>
            <svg:desc>20§display§a \in [-1, 1]§svg§600§FALSE§</svg:desc>
            <draw:frame draw:style-name="gr3" draw:text-style-name="P3" draw:layer="layout" svg:width="3.15cm" svg:height="0.755cm" svg:x="12.273cm" svg:y="28.71cm">
              <draw:image xlink:href="Pictures/100011B4000006280000017ACF4FC452D7717798.svg" xlink:type="simple" xlink:show="embed" xlink:actuate="onLoad" draw:mime-type="image/svg+xml">
                <text:p/>
              </draw:image>
              <draw:image xlink:href="Pictures/100002010000003C0000000EACBE12560C250CFF.png" xlink:type="simple" xlink:show="embed" xlink:actuate="onLoad" draw:mime-type="image/png"/>
            </draw:frame>
          </draw:g>
        </draw:g>
        <draw:custom-shape draw:style-name="gr22" draw:text-style-name="P2" draw:layer="layout" svg:width="4.318cm" svg:height="0.961cm" svg:x="16.553cm" svg:y="28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athrm{log} \pi(a | s)§svg§600§FALSE§</svg:desc>
          <draw:frame draw:style-name="gr3" draw:text-style-name="P3" draw:layer="layout" svg:width="2.704cm" svg:height="0.7cm" svg:x="17.459cm" svg:y="28.734cm">
            <draw:image xlink:href="Pictures/100022F2000005490000015F9E17C7F16253ADF0.svg" xlink:type="simple" xlink:show="embed" xlink:actuate="onLoad" draw:mime-type="image/svg+xml">
              <text:p/>
            </draw:image>
            <draw:image xlink:href="Pictures/10000201000000330000000D7873A78E7223B7D1.png" xlink:type="simple" xlink:show="embed" xlink:actuate="onLoad" draw:mime-type="image/png"/>
          </draw:frame>
        </draw:g>
        <draw:custom-shape draw:style-name="gr25" draw:text-style-name="P2" draw:layer="layout" svg:width="1.415cm" svg:height="0.889cm" svg:x="7.219cm" svg:y="28.6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display§\mu§svg§600§FALSE§</svg:desc>
          <draw:frame draw:style-name="gr3" draw:text-style-name="P3" draw:layer="layout" svg:width="0.4cm" svg:height="0.46cm" svg:x="7.744cm" svg:y="28.843cm">
            <draw:image xlink:href="Pictures/10000769000000C9000000E7F70ABC38C52EA441.svg" xlink:type="simple" xlink:show="embed" xlink:actuate="onLoad" draw:mime-type="image/svg+xml">
              <text:p/>
            </draw:image>
            <draw:image xlink:href="Pictures/100002010000000800000009926F354631AAAD2B.png" xlink:type="simple" xlink:show="embed" xlink:actuate="onLoad" draw:mime-type="image/png"/>
          </draw:frame>
        </draw:g>
        <draw:custom-shape draw:style-name="gr26" draw:text-style-name="P1" draw:layer="layout" svg:width="0.636cm" svg:height="9.893cm" draw:transform="skewX (0.00104719755119657) rotate (-0.261799387799149) translate (10.246cm 18.827cm)">
          <text:p/>
          <draw:enhanced-geometry svg:viewBox="0 0 21600 21600" draw:text-areas="?f0 0 ?f2 ?f5" draw:type="down-arrow" draw:modifiers="20741.0997204101 6069.701726844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9" draw:layer="layout" svg:width="3.049cm" svg:height="0.763cm" svg:x="6.795cm" svg:y="26.531cm">
          <text:p text:style-name="P18"><text:span text:style-name="T7">tanh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7" draw:text-style-name="P21" draw:layer="layout" svg:width="5.523cm" svg:height="0.814cm" svg:x="5.18cm" svg:y="29.754cm">
          <draw:text-box>
            <text:p text:style-name="P16"><text:span text:style-name="T8">deterministic actions</text:span></text:p>
          </draw:text-box>
        </draw:frame>
        <draw:frame draw:style-name="gr28" draw:text-style-name="P21" draw:layer="layout" svg:width="4.064cm" svg:height="1.097cm" svg:x="11.68cm" svg:y="29.754cm">
          <draw:text-box>
            <text:p text:style-name="P16"><text:span text:style-name="T8">actions</text:span></text:p>
          </draw:text-box>
        </draw:frame>
        <draw:frame draw:style-name="gr28" draw:text-style-name="P21" draw:layer="layout" svg:width="4.34cm" svg:height="1.097cm" svg:x="16.526cm" svg:y="29.754cm">
          <draw:text-box>
            <text:p text:style-name="P16"><text:span text:style-name="T8">logprob_actions</text:span></text:p>
          </draw:text-box>
        </draw:frame>
        <draw:g>
          <svg:title>TexMaths</svg:title>
          <svg:desc>20§display§s§svg§600§FALSE§</svg:desc>
          <draw:frame draw:style-name="gr3" draw:text-style-name="P3" draw:layer="layout" svg:width="0.294cm" svg:height="0.315cm" svg:x="16.448cm" svg:y="1.205cm">
            <draw:image xlink:href="Pictures/100005B5000000940000009F8B64DF698497DB7D.svg" xlink:type="simple" xlink:show="embed" xlink:actuate="onLoad" draw:mime-type="image/svg+xml">
              <text:p/>
            </draw:image>
            <draw:image xlink:href="Pictures/100002010000000600000006BF41AEACBB86A80E.png" xlink:type="simple" xlink:show="embed" xlink:actuate="onLoad" draw:mime-type="image/png"/>
          </draw:frame>
        </draw:g>
        <draw:custom-shape draw:style-name="gr29" draw:text-style-name="P3" draw:layer="layout" svg:width="1.016cm" svg:height="27.492cm" draw:transform="rotate (1.5709708597201) translate (1.148cm 17.561cm)">
          <text:p/>
          <draw:enhanced-geometry svg:viewBox="0 0 21600 21600" draw:glue-points="21600 0 0 10800 21600 21600" draw:text-areas="13800 ?f9 21600 ?f10" draw:type="left-brace" draw:modifiers="667.806350707453 12702.46244498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3" draw:layer="layout" svg:width="1.016cm" svg:height="27.492cm" draw:transform="rotate (1.5709708597201) translate (1.149cm 17.561cm)">
          <text:p/>
          <draw:enhanced-geometry svg:viewBox="0 0 21600 21600" draw:glue-points="21600 0 0 10800 21600 21600" draw:text-areas="13800 ?f9 21600 ?f10" draw:type="left-brace" draw:modifiers="667.806350707453 7559.5678900083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4" draw:layer="layout" svg:width="3.049cm" svg:height="0.763cm" svg:x="17.866cm" svg:y="10.981cm">
          <text:p text:style-name="P13"><text:span text:style-name="T5">clip(-20, 2)</text:span></text:p>
          <draw:enhanced-geometry svg:viewBox="0 0 21600 21600" draw:glue-points="?f6 10800 10800 21600 ?f5 10800 10800 0" draw:text-areas="?f3 ?f3 ?f4 ?f4" draw:type="trapezoid" draw:modifiers="3272.727272727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30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3" draw:layer="layout" svg:width="23.345cm" svg:height="3.27cm" svg:x="2.297cm" svg:y="1.777cm" presentation:class="title" presentation:placeholder="true">
          <draw:text-box/>
        </draw:frame>
        <draw:frame presentation:style-name="pr3" draw:text-style-name="P23" draw:layer="layout" svg:width="23.345cm" svg:height="11.362cm" svg:x="2.297cm" svg:y="5.578cm" presentation:class="outline" presentation:placeholder="true">
          <draw:text-box/>
        </draw:frame>
        <presentation:notes draw:style-name="dp2">
          <draw:page-thumbnail draw:style-name="gr30" draw:layer="layout" svg:width="18.624cm" svg:height="10.476cm" svg:x="1.482cm" svg:y="2.123cm" draw:page-number="2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43cm" fo:margin-bottom="0cm" fo:text-indent="0cm"/>
      <style:text-properties fo:font-size="24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5cm" fo:margin-bottom="0cm" fo:text-indent="0cm"/>
      <style:text-properties fo:font-size="20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9cm" fo:margin-bottom="0cm" fo:text-indent="0cm"/>
      <style:text-properties fo:font-size="1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30cm" fo:page-height="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06cm" svg:height="7.047cm" svg:x="2.344cm" svg:y="2.397cm"/>
      <draw:page-thumbnail draw:layer="backgroundobjects" svg:width="6.606cm" svg:height="7.047cm" svg:x="2.344cm" svg:y="10.445cm"/>
      <draw:page-thumbnail draw:layer="backgroundobjects" svg:width="6.606cm" svg:height="7.047cm" svg:x="2.344cm" svg:y="18.493cm"/>
      <draw:page-thumbnail draw:layer="backgroundobjects" svg:width="6.606cm" svg:height="7.047cm" svg:x="12.639cm" svg:y="2.397cm"/>
      <draw:page-thumbnail draw:layer="backgroundobjects" svg:width="6.606cm" svg:height="7.047cm" svg:x="12.639cm" svg:y="10.445cm"/>
      <draw:page-thumbnail draw:layer="backgroundobjects" svg:width="6.606cm" svg:height="7.047cm" svg:x="12.63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77cm" presentation:class="title" presentation:placeholder="true">
        <draw:text-box/>
      </draw:frame>
      <draw:frame presentation:style-name="Default-outline1" draw:layer="backgroundobjects" svg:width="23.345cm" svg:height="11.362cm" svg:x="2.297cm" svg:y="5.57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3T17:20:45.578831508</meta:creation-date>
    <dc:date>2021-09-24T18:24:00.240956892</dc:date>
    <meta:editing-duration>P2DT17H14M27S</meta:editing-duration>
    <meta:editing-cycles>42</meta:editing-cycles>
    <meta:generator>LibreOffice/7.1.4.2$Linux_X86_64 LibreOffice_project/10$Build-2</meta:generator>
    <meta:document-statistic meta:object-count="155"/>
  </office:meta>
</office:document-meta>
</file>